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1CC407DD36D.png" manifest:media-type="image/png"/>
  <manifest:file-entry manifest:full-path="Pictures/10000000000001880000019A9F2F441D.png" manifest:media-type="image/png"/>
  <manifest:file-entry manifest:full-path="Pictures/10000000000001D100000184E8CF80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3cm"/>
    </style:style>
    <style:style style:name="P3" style:family="paragraph">
      <style:paragraph-properties fo:margin-top="0cm" fo:margin-bottom="0.12cm"/>
      <style:text-properties fo:font-size="12pt" style:font-size-asian="32pt" style:font-size-complex="32pt"/>
    </style:style>
    <style:style style:name="P4" style:family="paragraph">
      <style:paragraph-properties fo:margin-top="0cm" fo:margin-bottom="0.13cm"/>
      <style:text-properties fo:font-size="12pt" style:font-size-asian="32pt" style:font-size-complex="32pt"/>
    </style:style>
    <style:style style:name="P5" style:family="paragraph">
      <style:text-properties fo:font-size="20pt"/>
    </style:style>
    <style:style style:name="T1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302cm" svg:height="10.265cm" svg:x="27.598cm" svg:y="0.022cm">
          <draw:image xlink:href="Pictures/10000000000001D100000184E8CF806B.png" xlink:type="simple" xlink:show="embed" xlink:actuate="onLoad">
            <text:p/>
          </draw:image>
        </draw:frame>
        <draw:frame draw:style-name="gr1" draw:text-style-name="P1" draw:layer="layout" svg:width="10.371cm" svg:height="10.847cm" svg:x="16.4cm" svg:y="0.021cm">
          <draw:image xlink:href="Pictures/10000000000001880000019A9F2F441D.png" xlink:type="simple" xlink:show="embed" xlink:actuate="onLoad">
            <text:p/>
          </draw:image>
        </draw:frame>
        <draw:frame draw:style-name="gr1" draw:text-style-name="P1" draw:layer="layout" svg:width="11.429cm" svg:height="12.117cm" svg:x="0.6cm" svg:y="0.021cm">
          <draw:image xlink:href="Pictures/10000000000001B1000001CC407DD36D.png" xlink:type="simple" xlink:show="embed" xlink:actuate="onLoad">
            <text:p/>
          </draw:image>
        </draw:frame>
        <draw:frame presentation:style-name="pr1" draw:text-style-name="P3" draw:layer="layout" svg:width="2.2cm" svg:height="20.379cm" svg:x="-0.8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  <text:p text:style-name="P2"><text:span text:style-name="T1">16</text:span></text:p>
                <text:p text:style-name="P2"><text:span text:style-name="T1">17</text:span></text:p>
                <text:p text:style-name="P2"><text:span text:style-name="T1">18</text:span></text:p>
                <text:p text:style-name="P2"><text:span text:style-name="T1">19</text:span></text:p>
                <text:p text:style-name="P2"><text:span text:style-name="T1">20</text:span></text:p>
              </text:list-header>
            </text:list>
          </draw:text-box>
        </draw:frame>
        <draw:frame presentation:style-name="pr1" draw:text-style-name="P4" draw:layer="layout" svg:width="2.2cm" svg:height="16.079cm" svg:x="14.9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  <text:p text:style-name="P2"><text:span text:style-name="T1">16</text:span></text:p>
                <text:p text:style-name="P2"><text:span text:style-name="T1">17</text:span></text:p>
                <text:p text:style-name="P2"><text:span text:style-name="T1">18</text:span></text:p>
              </text:list-header>
            </text:list>
          </draw:text-box>
        </draw:frame>
        <draw:custom-shape draw:style-name="gr2" draw:text-style-name="P1" draw:layer="layout" svg:width="2.4cm" svg:height="1cm" svg:x="12.2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4" draw:layer="layout" svg:width="2.2cm" svg:height="16.079cm" svg:x="25.9cm" svg:y="0.022cm" presentation:class="outline" presentation:user-transformed="true">
          <draw:text-box>
            <text:list text:style-name="L1">
              <text:list-header>
                <text:p text:style-name="P2"><text:span text:style-name="T1">19</text:span></text:p>
                <text:p text:style-name="P2"><text:span text:style-name="T1">20</text:span></text:p>
                <text:p text:style-name="P2"><text:span text:style-name="T1">21</text:span></text:p>
                <text:p text:style-name="P2"><text:span text:style-name="T1">22</text:span></text:p>
                <text:p text:style-name="P2"><text:span text:style-name="T1">23</text:span></text:p>
                <text:p text:style-name="P2"><text:span text:style-name="T1">24</text:span></text:p>
                <text:p text:style-name="P2"><text:span text:style-name="T1">25</text:span></text:p>
                <text:p text:style-name="P2"><text:span text:style-name="T1">26</text:span></text:p>
                <text:p text:style-name="P2"><text:span text:style-name="T1">27</text:span></text:p>
                <text:p text:style-name="P2"><text:span text:style-name="T1">28</text:span></text:p>
                <text:p text:style-name="P2"><text:span text:style-name="T1">29</text:span></text:p>
                <text:p text:style-name="P2"><text:span text:style-name="T1">30</text:span></text:p>
                <text:p text:style-name="P2"><text:span text:style-name="T1">31</text:span></text:p>
                <text:p text:style-name="P2"><text:span text:style-name="T1">32</text:span></text:p>
                <text:p text:style-name="P2"><text:span text:style-name="T1">33</text:span></text:p>
                <text:p text:style-name="P2"><text:span text:style-name="T1">34</text:span></text:p>
                <text:p text:style-name="P2"><text:span text:style-name="T1">35</text:span></text:p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12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2.721cm" svg:x="1cm" svg:y="4.912cm"/>
      <draw:page-thumbnail draw:layer="backgroundobjects" svg:width="8.999cm" svg:height="2.721cm" svg:x="1cm" svg:y="13.488cm"/>
      <draw:page-thumbnail draw:layer="backgroundobjects" svg:width="8.999cm" svg:height="2.721cm" svg:x="1cm" svg:y="22.064cm"/>
      <draw:page-thumbnail draw:layer="backgroundobjects" svg:width="8.999cm" svg:height="2.721cm" svg:x="11cm" svg:y="4.912cm"/>
      <draw:page-thumbnail draw:layer="backgroundobjects" svg:width="8.999cm" svg:height="2.721cm" svg:x="11cm" svg:y="13.488cm"/>
      <draw:page-thumbnail draw:layer="backgroundobjects" svg:width="8.999cm" svg:height="2.721cm" svg:x="11cm" svg:y="22.064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27T00:31:52.322921728</dc:date>
    <meta:editing-duration>PT20M55S</meta:editing-duration>
    <meta:editing-cycles>14</meta:editing-cycles>
    <meta:generator>LibreOffice/4.2.8.2$Linux_X86_64 LibreOffice_project/420m0$Build-2</meta:generator>
    <meta:document-statistic meta:object-count="30"/>
  </office:meta>
</office:document-meta>
</file>